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d2ef5" officeooo:paragraph-rsid="001d2ef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2ef5" officeooo:paragraph-rsid="001d2ef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d2ef5" officeooo:paragraph-rsid="001d2ef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2ef5" officeooo:paragraph-rsid="001d2ef5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d2ef5" officeooo:paragraph-rsid="001d2ef5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d2ef5" officeooo:paragraph-rsid="001d6a1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2ef5" officeooo:paragraph-rsid="001d6a1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1d6a1b" officeooo:paragraph-rsid="001d6a1b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d6a1b" officeooo:paragraph-rsid="001d6a1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ec243" officeooo:paragraph-rsid="001ec243"/>
    </style:style>
    <style:style style:name="P12" style:family="paragraph" style:parent-style-name="Table_20_Contents" style:list-style-name="L2">
      <style:paragraph-properties fo:text-align="center" style:justify-single-word="false"/>
      <style:text-properties officeooo:rsid="001ec243" officeooo:paragraph-rsid="001ec243"/>
    </style:style>
    <style:style style:name="P13" style:family="paragraph" style:parent-style-name="Table_20_Contents">
      <style:paragraph-properties fo:text-align="center" style:justify-single-word="false"/>
      <style:text-properties officeooo:rsid="00205e6c" officeooo:paragraph-rsid="00205e6c"/>
    </style:style>
    <style:style style:name="P14" style:family="paragraph" style:parent-style-name="Table_20_Contents" style:list-style-name="L3">
      <style:paragraph-properties fo:text-align="center" style:justify-single-word="false"/>
      <style:text-properties officeooo:rsid="00205e6c" officeooo:paragraph-rsid="00205e6c"/>
    </style:style>
    <style:style style:name="P15" style:family="paragraph" style:parent-style-name="Table_20_Contents">
      <style:paragraph-properties fo:text-align="center" style:justify-single-word="false"/>
      <style:text-properties officeooo:rsid="0021cb77" officeooo:paragraph-rsid="0021cb77"/>
    </style:style>
    <style:style style:name="P16" style:family="paragraph" style:parent-style-name="Table_20_Contents" style:list-style-name="L4">
      <style:paragraph-properties fo:text-align="center" style:justify-single-word="false"/>
      <style:text-properties officeooo:rsid="0021cb77" officeooo:paragraph-rsid="0021cb77"/>
    </style:style>
    <style:style style:name="T1" style:family="text">
      <style:text-properties officeooo:rsid="001d6a1b"/>
    </style:style>
    <style:style style:name="T2" style:family="text">
      <style:text-properties fo:font-weight="bold" officeooo:rsid="001d6a1b" style:font-weight-asian="bold" style:font-weight-complex="bold"/>
    </style:style>
    <style:style style:name="T3" style:family="text">
      <style:text-properties officeooo:rsid="0021cb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s Project 1: Disk Analyzer</text:p>
      <text:p text:style-name="P3">By Ahmed A. Agiza and Mohammed R. Ananny</text:p>
      <text:p text:style-name="P3"/>
      <text:p text:style-name="P2">Project Description:</text:p>
      <text:p text:style-name="P4">This projects aims at designing a disk analyzing tool for Linux operating systems.</text:p>
      <text:p text:style-name="P4"/>
      <text:p text:style-name="P2">Framework:</text:p>
      <text:list xml:id="list6462808696014909272" text:style-name="L1">
        <text:list-item>
          <text:p text:style-name="P5">C – for the disk analyzing process.</text:p>
        </text:list-item>
        <text:list-item>
          <text:p text:style-name="P6">Qt C++ Framework – for building <text:span text:style-name="T1">the UI.</text:span></text:p>
          <text:p text:style-name="P6"/>
        </text:list-item>
      </text:list>
      <text:p text:style-name="P7"><text:span text:style-name="T2">Pre-design Research:</text:span> </text:p>
      <text:p text:style-name="P7"/>
      <text:p text:style-name="P8">Existing Tools Review: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Program</text:p>
          </table:table-cell>
          <table:table-cell table:style-name="Table1.A1" office:value-type="string">
            <text:p text:style-name="P10">Advantages</text:p>
          </table:table-cell>
          <table:table-cell table:style-name="Table1.C1" office:value-type="string">
            <text:p text:style-name="P10">Disadvantages</text:p>
          </table:table-cell>
        </table:table-row>
        <table:table-row>
          <table:table-cell table:style-name="Table1.A2" office:value-type="string">
            <text:p text:style-name="P11">GDMap</text:p>
          </table:table-cell>
          <table:table-cell table:style-name="Table1.A2" office:value-type="string">
            <text:list xml:id="list8397278853227056685" text:style-name="L2">
              <text:list-item>
                <text:p text:style-name="P12">Clear representation of disk chunks.</text:p>
              </text:list-item>
            </text:list>
          </table:table-cell>
          <table:table-cell table:style-name="Table1.C2" office:value-type="string">
            <text:list xml:id="list194945882192764" text:continue-numbering="true" text:style-name="L2">
              <text:list-item>
                <text:p text:style-name="P12">Bad interface.</text:p>
              </text:list-item>
              <text:list-item>
                <text:p text:style-name="P12">Difficult navigation.</text:p>
              </text:list-item>
              <text:list-item>
                <text:p text:style-name="P12">Complex disk display.</text:p>
              </text:list-item>
            </text:list>
          </table:table-cell>
        </table:table-row>
        <table:table-row>
          <table:table-cell table:style-name="Table1.A2" office:value-type="string">
            <text:p text:style-name="P13">xdiskusage</text:p>
          </table:table-cell>
          <table:table-cell table:style-name="Table1.A2" office:value-type="string">
            <text:list xml:id="list6817328619379635045" text:style-name="L3">
              <text:list-item>
                <text:p text:style-name="P14">Simple interface.</text:p>
              </text:list-item>
              <text:list-item>
                <text:p text:style-name="P14">Simple disk representation.</text:p>
              </text:list-item>
            </text:list>
          </table:table-cell>
          <table:table-cell table:style-name="Table1.C2" office:value-type="string">
            <text:list xml:id="list194947174909488" text:continue-numbering="true" text:style-name="L3">
              <text:list-item>
                <text:p text:style-name="P14">No file <text:span text:style-name="T3">level viewer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5">Filelight</text:p>
          </table:table-cell>
          <table:table-cell table:style-name="Table1.A2" office:value-type="string">
            <text:list xml:id="list8832511844352836358" text:style-name="L4">
              <text:list-item>
                <text:p text:style-name="P16">Nice interface.</text:p>
              </text:list-item>
              <text:list-item>
                <text:p text:style-name="P16">Good hovering feedback.</text:p>
              </text:list-item>
              <text:list-item>
                <text:p text:style-name="P16">Open terminal in current path.</text:p>
              </text:list-item>
            </text:list>
          </table:table-cell>
          <table:table-cell table:style-name="Table1.C2" office:value-type="string">
            <text:list xml:id="list194947016834670" text:continue-numbering="true" text:style-name="L4">
              <text:list-item>
                <text:p text:style-name="P16">No file level viewer.</text:p>
              </text:list-item>
              <text:list-item>
                <text:p text:style-name="P16">Complex navigation.</text:p>
              </text:list-item>
            </text:list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4:18:27.927927433</meta:creation-date>
    <dc:date>2015-03-01T19:49:45.149248112</dc:date>
    <meta:editing-duration>PT5H16M3S</meta:editing-duration>
    <meta:editing-cycles>3</meta:editing-cycles>
    <meta:generator>LibreOffice/4.2.7.2$Linux_X86_64 LibreOffice_project/420m0$Build-2</meta:generator>
    <meta:document-statistic meta:table-count="1" meta:image-count="0" meta:object-count="0" meta:page-count="1" meta:paragraph-count="28" meta:word-count="106" meta:character-count="645" meta:non-whitespace-character-count="578"/>
  </office:meta>
</office:document-meta>
</file>